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a3c32" officeooo:paragraph-rsid="000a3c32"/>
    </style:style>
    <style:style style:name="P2" style:family="paragraph" style:parent-style-name="Standard">
      <style:text-properties officeooo:rsid="000b40d0" officeooo:paragraph-rsid="000b40d0"/>
    </style:style>
    <style:style style:name="P3" style:family="paragraph" style:parent-style-name="Standard">
      <style:paragraph-properties fo:break-before="page"/>
      <style:text-properties officeooo:rsid="000b40d0" officeooo:paragraph-rsid="000b40d0"/>
    </style:style>
    <style:style style:name="P4" style:family="paragraph" style:parent-style-name="Footer">
      <style:text-properties officeooo:rsid="000d1383" officeooo:paragraph-rsid="000d1383"/>
    </style:style>
    <style:style style:name="P5" style:family="paragraph" style:parent-style-name="Header">
      <style:text-properties officeooo:rsid="000a3c32" officeooo:paragraph-rsid="000a3c32"/>
    </style:style>
    <style:style style:name="P6" style:family="paragraph" style:parent-style-name="Header">
      <style:text-properties officeooo:rsid="000a3c32" officeooo:paragraph-rsid="000d1383"/>
    </style:style>
    <style:style style:name="P7" style:family="paragraph" style:parent-style-name="Standard">
      <style:paragraph-properties fo:break-before="page"/>
      <style:text-properties officeooo:rsid="000b40d0" officeooo:paragraph-rsid="000b40d0"/>
    </style:style>
    <style:style style:name="P8" style:family="paragraph" style:parent-style-name="Standard">
      <style:paragraph-properties fo:break-before="page"/>
      <style:text-properties officeooo:rsid="000d1383" officeooo:paragraph-rsid="000d1383"/>
    </style:style>
    <style:style style:name="T1" style:family="text">
      <style:text-properties officeooo:rsid="000d13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a 1</text:p>
      <text:p text:style-name="P3">Para 2</text:p>
      <text:p text:style-name="P3">Para 3</text:p>
      <text:p text:style-name="P8">Para 4</text:p>
      <text:p text:style-name="P8">Para 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3c32" officeooo:paragraph-rsid="000d1383"/>
    </style:style>
    <style:style style:name="MP2" style:family="paragraph" style:parent-style-name="Header">
      <style:text-properties officeooo:rsid="000a3c32" officeooo:paragraph-rsid="000a3c32"/>
    </style:style>
    <style:style style:name="MP3" style:family="paragraph" style:parent-style-name="Footer">
      <style:text-properties officeooo:rsid="000d1383" officeooo:paragraph-rsid="000d1383"/>
    </style:style>
    <style:style style:name="MT1" style:family="text">
      <style:text-properties officeooo:rsid="000d13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IGHT<text:span text:style-name="MT1"> HEADER</text:span></text:p>
      </style:header>
      <style:header-left>
        <text:p text:style-name="MP2">LEFT<text:span text:style-name="MT1"> HEADER</text:span></text:p>
      </style:header-left>
      <style:header-first>
        <text:p text:style-name="MP2">FIRST<text:span text:style-name="MT1"> HEADER</text:span></text:p>
      </style:header-first>
      <style:footer>
        <text:p text:style-name="MP3">RIGHT FOOTER</text:p>
      </style:footer>
      <style:footer-left>
        <text:p text:style-name="MP3">LEFT FOOTER</text:p>
      </style:footer-left>
      <style:footer-first>
        <text:p text:style-name="MP3">FIRST FOOTER</text:p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1:32:17.015974357</meta:creation-date>
    <dc:date>2023-10-26T14:56:26.348701943</dc:date>
    <meta:editing-duration>PT3M20S</meta:editing-duration>
    <meta:editing-cycles>3</meta:editing-cycles>
    <meta:generator>LibreOffice/7.6.2.1$Linux_X86_64 LibreOffice_project/60$Build-1</meta:generator>
    <dc:creator>F</dc:creator>
    <meta:document-statistic meta:table-count="0" meta:image-count="0" meta:object-count="0" meta:page-count="5" meta:paragraph-count="19" meta:word-count="34" meta:character-count="166" meta:non-whitespace-character-count="151"/>
  </office:meta>
</office:document-meta>
</file>